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4.77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able-cell-properties fo:background-color="#dddddd"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660033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6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9"/>
        <table:table-column table:style-name="co31" table:default-cell-style-name="ce89"/>
        <table:table-column table:style-name="co27" table:number-columns-repeated="1016" table:default-cell-style-name="ce89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office:value-type="string">
            <text:p>files</text:p>
          </table:table-cell>
          <table:table-cell/>
          <table:table-cell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number-columns-repeated="3"/>
          <table:table-cell table:style-name="ce88"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/>
          <table:table-cell office:value-type="string">
            <text:p>change layout, options, use for reset stuff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, color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4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, re- search via filter control id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69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Favourit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ChannelGuide</text:p>
          </table:table-cell>
          <table:table-cell/>
          <table:table-cell office:value-type="string">
            <text:p>shared layout dialog videoinfo, unadjusted container include conditions, unadjusted CAST LOOKUP VA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DialogPVRGuideControls</text:p>
          </table:table-cell>
          <table:table-cell/>
          <table:table-cell office:value-type="string">
            <text:p><text:s/>- disabled – context fn in use → <text:a xlink:href="https://forum.kodi.tv/showthread.php?tid=343076&amp;pid=2888534#pid2888534">https://forum.kodi.tv/showthread.php?tid=343076&amp;pid=2888534#pid2888534</text:a>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GuideSearch</text:p>
          </table:table-cell>
          <table:table-cell/>
          <table:table-cell office:value-type="string">
            <text:p>unadjusted colors, unhappy with layout but so wha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table:style-name="ce69" office:value-type="string">
            <text:p>DialogPVRInfo</text:p>
          </table:table-cell>
          <table:table-cell/>
          <table:table-cell office:value-type="string">
            <text:p>shared with dialogvideo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3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, ghet 2<text:span text:style-name="T1">nd</text:span>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, currently no 'symbol' fonts, arial fon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/>
          <table:table-cell office:value-type="string">
            <text:p>layout adjustment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ce2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MusicPlaylistEditor</text:p>
          </table:table-cell>
          <table:table-cell/>
          <table:table-cell office:value-type="string">
            <text:p>layout adjustment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ics</text:p>
          </table:table-cell>
          <table:table-cell/>
          <table:table-cell office:value-type="string">
            <text:p>Untouched, especially labels, infodialog?, use just copy paste from common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/>
          <table:table-cell office:value-type="string">
            <text:p>Laoyut change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Channels</text:p>
          </table:table-cell>
          <table:table-cell/>
          <table:table-cell office:value-type="string">
            <text:p>currently just add panel views , fix/adjust viewtype locking ??. labels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Guide</text:p>
          </table:table-cell>
          <table:table-cell/>
          <table:table-cell office:value-type="string">
            <text:p>Need vertical layou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Recordings</text:p>
          </table:table-cell>
          <table:table-cell/>
          <table:table-cell office:value-type="string">
            <text:p>currently just add panel views , fix/adjust viewtype locking ??. labels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Search</text:p>
          </table:table-cell>
          <table:table-cell/>
          <table:table-cell office:value-type="string">
            <text:p>currently just add panel views , fix/adjust viewtype locking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Timers</text:p>
          </table:table-cell>
          <table:table-cell/>
          <table:table-cell office:value-type="string">
            <text:p>?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Weather</text:p>
          </table:table-cell>
          <table:table-cell/>
          <table:table-cell office:value-type="string">
            <text:p>- revisit for color usag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Editor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Rule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VideoFullScreen</text:p>
          </table:table-cell>
          <table:table-cell table:style-name="ce69"/>
          <table:table-cell table:style-name="ce7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69"/>
          <table:table-cell table:style-name="ce83" office:value-type="string">
            <text:p>decide to optional add some labels; revisit code for cleanup, espeacialy show/hide, stop abuse for custom containers (playlist, virtual xsp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VideoOSDBookmarks</text:p>
          </table:table-cell>
          <table:table-cell table:style-name="ce69"/>
          <table:table-cell table:style-name="ce83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6" office:value-type="string">
            <text:p>swan_embuaryinfo_person</text:p>
          </table:table-cell>
          <table:table-cell table:style-name="ce86"/>
          <table:table-cell table:style-name="ce86" office:value-type="string">
            <text:p>not in use anymore</text:p>
          </table:table-cell>
          <table:table-cell table:style-name="ce90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.03.2022</text:date>, <text:time>16:4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3-20T16:41:11.99</dc:date>
    <meta:editing-duration>PT7H58M22S</meta:editing-duration>
    <meta:editing-cycles>127</meta:editing-cycles>
    <meta:document-statistic meta:table-count="5" meta:cell-count="774" meta:object-count="0"/>
  </office:meta>
</office:document-meta>
</file>